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3T14:49:27.36">
            <text:p>2019/11/23 14:4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3T14:49:26.49">
            <text:p>2019/11/23 14:4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0)">
            <text:p>sn(4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5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4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5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6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7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3T14:49:24.19">
            <text:p>2019/11/23 14:4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96.221cm" draw:caption-point-x="-1.353cm" draw:caption-point-y="2.5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0)">
            <text:p>sn(4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3T14:49:29.09">
            <text:p>2019/11/23 14:4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6cm" draw:caption-point-x="-1.353cm" draw:caption-point-y="2.3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2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3T14:49:26.5">
            <text:p>2019/11/23 14:4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16cm" draw:caption-point-x="-0.672cm" draw:caption-point-y="0.24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3T14:49:29.35">
            <text:p>2019/11/23 14:4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82cm" draw:caption-point-x="-1.353cm" draw:caption-point-y="2.3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0)">
            <text:p>sn(4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3T14:49:29.44">
            <text:p>2019/11/23 14:4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06cm" draw:caption-point-x="-1.353cm" draw:caption-point-y="2.3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3T14:49:26.5">
            <text:p>2019/11/23 14:4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019/11/23</text:date>, <text:time>14:49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3T14:49:26.42</dc:date>
    <dc:creator>iwabuchi ken</dc:creator>
    <meta:editing-duration>P4DT4H58M50S</meta:editing-duration>
    <meta:editing-cycles>432</meta:editing-cycles>
    <meta:generator>OpenOffice/4.1.3$Win32 OpenOffice.org_project/413m1$Build-9783</meta:generator>
    <meta:document-statistic meta:table-count="8" meta:cell-count="7217" meta:object-count="0"/>
    <meta:user-defined meta:name="sheets-banding"/>
    <meta:user-defined meta:name="sheets-original-selection"/>
  </office:meta>
</office:document-meta>
</file>